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2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2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2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2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2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2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2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2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2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2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2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9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36.75" calcext:value-type="currency">
            <text:p>$36,75</text:p>
          </table:table-cell>
          <table:table-cell table:style-name="ce41" table:formula="of:=[.O107]+[.N108]" office:value-type="currency" office:currency="USD" office:value="7940.46628" calcext:value-type="currency">
            <text:p>$7 940,47</text:p>
          </table:table-cell>
          <table:table-cell table:style-name="ce41" table:formula="of:=[.A108]*budgetjour-[.O108]" office:value-type="currency" office:currency="USD" office:value="2331.53372" calcext:value-type="currency">
            <text:p>$2 33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table:number-columns-repeated="2"/>
          <table:table-cell table:style-name="ce13" table:formula="of:=[.F108]+[.E109]" office:value-type="float" office:value="4927" calcext:value-type="float">
            <text:p>4927</text:p>
          </table:table-cell>
          <table:table-cell/>
          <table:table-cell table:formula="of:=[.H108]+[.G109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09]+[.L109]+[.M109]" office:value-type="currency" office:currency="USD" office:value="0" calcext:value-type="currency">
            <text:p>$0,00</text:p>
          </table:table-cell>
          <table:table-cell table:style-name="ce41" table:formula="of:=[.O108]+[.N109]" office:value-type="currency" office:currency="USD" office:value="7940.46628" calcext:value-type="currency">
            <text:p>$7 940,47</text:p>
          </table:table-cell>
          <table:table-cell table:style-name="ce41" table:formula="of:=[.A109]*budgetjour-[.O109]" office:value-type="currency" office:currency="USD" office:value="2427.53372" calcext:value-type="currency">
            <text:p>$2 427,53</text:p>
          </table:table-cell>
          <table:table-cell table:number-columns-repeated="3"/>
          <table:table-cell table:style-name="ce41" table:formula="of:=IF(ISBLANK([.D109]);(180*budgetjour-[.O109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float" office:value="0" calcext:value-type="float">
            <text:p>0</text:p>
          </table:table-cell>
          <table:table-cell table:number-columns-repeated="2"/>
          <table:table-cell table:style-name="ce13" table:formula="of:=[.F109]+[.E110]" office:value-type="float" office:value="4927" calcext:value-type="float">
            <text:p>4927</text:p>
          </table:table-cell>
          <table:table-cell/>
          <table:table-cell table:formula="of:=[.H109]+[.G110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7940.46628" calcext:value-type="currency">
            <text:p>$7 940,47</text:p>
          </table:table-cell>
          <table:table-cell table:style-name="ce41" table:formula="of:=[.A110]*budgetjour-[.O110]" office:value-type="currency" office:currency="USD" office:value="2523.53372" calcext:value-type="currency">
            <text:p>$2 523,53</text:p>
          </table:table-cell>
          <table:table-cell table:number-columns-repeated="3"/>
          <table:table-cell table:style-name="ce41" table:formula="of:=IF(ISBLANK([.D110]);(180*budgetjour-[.O110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float" office:value="0" calcext:value-type="float">
            <text:p>0</text:p>
          </table:table-cell>
          <table:table-cell table:number-columns-repeated="2"/>
          <table:table-cell table:style-name="ce13" table:formula="of:=[.F110]+[.E111]" office:value-type="float" office:value="4927" calcext:value-type="float">
            <text:p>4927</text:p>
          </table:table-cell>
          <table:table-cell/>
          <table:table-cell table:formula="of:=[.H110]+[.G111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11]+[.L111]+[.M111]" office:value-type="currency" office:currency="USD" office:value="0" calcext:value-type="currency">
            <text:p>$0,00</text:p>
          </table:table-cell>
          <table:table-cell table:style-name="ce41" table:formula="of:=[.O110]+[.N111]" office:value-type="currency" office:currency="USD" office:value="7940.46628" calcext:value-type="currency">
            <text:p>$7 940,47</text:p>
          </table:table-cell>
          <table:table-cell table:style-name="ce41" table:formula="of:=[.A111]*budgetjour-[.O111]" office:value-type="currency" office:currency="USD" office:value="2619.53372" calcext:value-type="currency">
            <text:p>$2 619,53</text:p>
          </table:table-cell>
          <table:table-cell table:number-columns-repeated="3"/>
          <table:table-cell table:style-name="ce41" table:formula="of:=IF(ISBLANK([.D111]);(180*budgetjour-[.O111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float" office:value="0" calcext:value-type="float">
            <text:p>0</text:p>
          </table:table-cell>
          <table:table-cell table:number-columns-repeated="2"/>
          <table:table-cell table:style-name="ce13" table:formula="of:=[.F111]+[.E112]" office:value-type="float" office:value="4927" calcext:value-type="float">
            <text:p>4927</text:p>
          </table:table-cell>
          <table:table-cell/>
          <table:table-cell table:formula="of:=[.H111]+[.G112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12]+[.L112]+[.M112]" office:value-type="currency" office:currency="USD" office:value="0" calcext:value-type="currency">
            <text:p>$0,00</text:p>
          </table:table-cell>
          <table:table-cell table:style-name="ce41" table:formula="of:=[.O111]+[.N112]" office:value-type="currency" office:currency="USD" office:value="7940.46628" calcext:value-type="currency">
            <text:p>$7 940,47</text:p>
          </table:table-cell>
          <table:table-cell table:style-name="ce41" table:formula="of:=[.A112]*budgetjour-[.O112]" office:value-type="currency" office:currency="USD" office:value="2715.53372" calcext:value-type="currency">
            <text:p>$2 715,53</text:p>
          </table:table-cell>
          <table:table-cell table:number-columns-repeated="3"/>
          <table:table-cell table:style-name="ce41" table:formula="of:=IF(ISBLANK([.D112]);(180*budgetjour-[.O112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float" office:value="0" calcext:value-type="float">
            <text:p>0</text:p>
          </table:table-cell>
          <table:table-cell table:number-columns-repeated="2"/>
          <table:table-cell table:style-name="ce13" table:formula="of:=[.F112]+[.E113]" office:value-type="float" office:value="4927" calcext:value-type="float">
            <text:p>4927</text:p>
          </table:table-cell>
          <table:table-cell/>
          <table:table-cell table:formula="of:=[.H112]+[.G113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13]+[.L113]+[.M113]" office:value-type="currency" office:currency="USD" office:value="0" calcext:value-type="currency">
            <text:p>$0,00</text:p>
          </table:table-cell>
          <table:table-cell table:style-name="ce41" table:formula="of:=[.O112]+[.N113]" office:value-type="currency" office:currency="USD" office:value="7940.46628" calcext:value-type="currency">
            <text:p>$7 940,47</text:p>
          </table:table-cell>
          <table:table-cell table:style-name="ce41" table:formula="of:=[.A113]*budgetjour-[.O113]" office:value-type="currency" office:currency="USD" office:value="2811.53372" calcext:value-type="currency">
            <text:p>$2 811,53</text:p>
          </table:table-cell>
          <table:table-cell table:number-columns-repeated="3"/>
          <table:table-cell table:style-name="ce41" table:formula="of:=IF(ISBLANK([.D113]);(180*budgetjour-[.O113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float" office:value="0" calcext:value-type="float">
            <text:p>0</text:p>
          </table:table-cell>
          <table:table-cell table:number-columns-repeated="2"/>
          <table:table-cell table:style-name="ce13" table:formula="of:=[.F113]+[.E114]" office:value-type="float" office:value="4927" calcext:value-type="float">
            <text:p>4927</text:p>
          </table:table-cell>
          <table:table-cell/>
          <table:table-cell table:formula="of:=[.H113]+[.G114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7940.46628" calcext:value-type="currency">
            <text:p>$7 940,47</text:p>
          </table:table-cell>
          <table:table-cell table:style-name="ce41" table:formula="of:=[.A114]*budgetjour-[.O114]" office:value-type="currency" office:currency="USD" office:value="2907.53372" calcext:value-type="currency">
            <text:p>$2 907,53</text:p>
          </table:table-cell>
          <table:table-cell table:number-columns-repeated="3"/>
          <table:table-cell table:style-name="ce41" table:formula="of:=IF(ISBLANK([.D114]);(180*budgetjour-[.O114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float" office:value="0" calcext:value-type="float">
            <text:p>0</text:p>
          </table:table-cell>
          <table:table-cell table:number-columns-repeated="2"/>
          <table:table-cell table:style-name="ce13" table:formula="of:=[.F114]+[.E115]" office:value-type="float" office:value="4927" calcext:value-type="float">
            <text:p>4927</text:p>
          </table:table-cell>
          <table:table-cell/>
          <table:table-cell table:formula="of:=[.H114]+[.G115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15]+[.L115]+[.M115]" office:value-type="currency" office:currency="USD" office:value="0" calcext:value-type="currency">
            <text:p>$0,00</text:p>
          </table:table-cell>
          <table:table-cell table:style-name="ce41" table:formula="of:=[.O114]+[.N115]" office:value-type="currency" office:currency="USD" office:value="7940.46628" calcext:value-type="currency">
            <text:p>$7 940,47</text:p>
          </table:table-cell>
          <table:table-cell table:style-name="ce41" table:formula="of:=[.A115]*budgetjour-[.O115]" office:value-type="currency" office:currency="USD" office:value="3003.53372" calcext:value-type="currency">
            <text:p>$3 003,53</text:p>
          </table:table-cell>
          <table:table-cell table:number-columns-repeated="3"/>
          <table:table-cell table:style-name="ce41" table:formula="of:=IF(ISBLANK([.D115]);(180*budgetjour-[.O115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float" office:value="0" calcext:value-type="float">
            <text:p>0</text:p>
          </table:table-cell>
          <table:table-cell table:number-columns-repeated="2"/>
          <table:table-cell table:style-name="ce13" table:formula="of:=[.F115]+[.E116]" office:value-type="float" office:value="4927" calcext:value-type="float">
            <text:p>4927</text:p>
          </table:table-cell>
          <table:table-cell/>
          <table:table-cell table:formula="of:=[.H115]+[.G116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16]+[.L116]+[.M116]" office:value-type="currency" office:currency="USD" office:value="0" calcext:value-type="currency">
            <text:p>$0,00</text:p>
          </table:table-cell>
          <table:table-cell table:style-name="ce41" table:formula="of:=[.O115]+[.N116]" office:value-type="currency" office:currency="USD" office:value="7940.46628" calcext:value-type="currency">
            <text:p>$7 940,47</text:p>
          </table:table-cell>
          <table:table-cell table:style-name="ce41" table:formula="of:=[.A116]*budgetjour-[.O116]" office:value-type="currency" office:currency="USD" office:value="3099.53372" calcext:value-type="currency">
            <text:p>$3 099,53</text:p>
          </table:table-cell>
          <table:table-cell table:number-columns-repeated="3"/>
          <table:table-cell table:style-name="ce41" table:formula="of:=IF(ISBLANK([.D116]);(180*budgetjour-[.O116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float" office:value="0" calcext:value-type="float">
            <text:p>0</text:p>
          </table:table-cell>
          <table:table-cell table:number-columns-repeated="2"/>
          <table:table-cell table:style-name="ce13" table:formula="of:=[.F116]+[.E117]" office:value-type="float" office:value="4927" calcext:value-type="float">
            <text:p>4927</text:p>
          </table:table-cell>
          <table:table-cell/>
          <table:table-cell table:formula="of:=[.H116]+[.G117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17]+[.L117]+[.M117]" office:value-type="currency" office:currency="USD" office:value="0" calcext:value-type="currency">
            <text:p>$0,00</text:p>
          </table:table-cell>
          <table:table-cell table:style-name="ce41" table:formula="of:=[.O116]+[.N117]" office:value-type="currency" office:currency="USD" office:value="7940.46628" calcext:value-type="currency">
            <text:p>$7 940,47</text:p>
          </table:table-cell>
          <table:table-cell table:style-name="ce41" table:formula="of:=[.A117]*budgetjour-[.O117]" office:value-type="currency" office:currency="USD" office:value="3195.53372" calcext:value-type="currency">
            <text:p>$3 195,53</text:p>
          </table:table-cell>
          <table:table-cell table:number-columns-repeated="3"/>
          <table:table-cell table:style-name="ce41" table:formula="of:=IF(ISBLANK([.D117]);(180*budgetjour-[.O117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float" office:value="0" calcext:value-type="float">
            <text:p>0</text:p>
          </table:table-cell>
          <table:table-cell table:number-columns-repeated="2"/>
          <table:table-cell table:style-name="ce13" table:formula="of:=[.F117]+[.E118]" office:value-type="float" office:value="4927" calcext:value-type="float">
            <text:p>4927</text:p>
          </table:table-cell>
          <table:table-cell/>
          <table:table-cell table:formula="of:=[.H117]+[.G118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7940.46628" calcext:value-type="currency">
            <text:p>$7 940,47</text:p>
          </table:table-cell>
          <table:table-cell table:style-name="ce41" table:formula="of:=[.A118]*budgetjour-[.O118]" office:value-type="currency" office:currency="USD" office:value="3291.53372" calcext:value-type="currency">
            <text:p>$3 291,53</text:p>
          </table:table-cell>
          <table:table-cell table:number-columns-repeated="3"/>
          <table:table-cell table:style-name="ce41" table:formula="of:=IF(ISBLANK([.D118]);(180*budgetjour-[.O118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float" office:value="0" calcext:value-type="float">
            <text:p>0</text:p>
          </table:table-cell>
          <table:table-cell table:number-columns-repeated="2"/>
          <table:table-cell table:style-name="ce13" table:formula="of:=[.F118]+[.E119]" office:value-type="float" office:value="4927" calcext:value-type="float">
            <text:p>4927</text:p>
          </table:table-cell>
          <table:table-cell/>
          <table:table-cell table:formula="of:=[.H118]+[.G119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19]+[.L119]+[.M119]" office:value-type="currency" office:currency="USD" office:value="0" calcext:value-type="currency">
            <text:p>$0,00</text:p>
          </table:table-cell>
          <table:table-cell table:style-name="ce41" table:formula="of:=[.O118]+[.N119]" office:value-type="currency" office:currency="USD" office:value="7940.46628" calcext:value-type="currency">
            <text:p>$7 940,47</text:p>
          </table:table-cell>
          <table:table-cell table:style-name="ce41" table:formula="of:=[.A119]*budgetjour-[.O119]" office:value-type="currency" office:currency="USD" office:value="3387.53372" calcext:value-type="currency">
            <text:p>$3 387,53</text:p>
          </table:table-cell>
          <table:table-cell table:number-columns-repeated="3"/>
          <table:table-cell table:style-name="ce41" table:formula="of:=IF(ISBLANK([.D119]);(180*budgetjour-[.O119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float" office:value="0" calcext:value-type="float">
            <text:p>0</text:p>
          </table:table-cell>
          <table:table-cell table:number-columns-repeated="2"/>
          <table:table-cell table:style-name="ce13" table:formula="of:=[.F119]+[.E120]" office:value-type="float" office:value="4927" calcext:value-type="float">
            <text:p>4927</text:p>
          </table:table-cell>
          <table:table-cell/>
          <table:table-cell table:formula="of:=[.H119]+[.G120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20]+[.L120]+[.M120]" office:value-type="currency" office:currency="USD" office:value="0" calcext:value-type="currency">
            <text:p>$0,00</text:p>
          </table:table-cell>
          <table:table-cell table:style-name="ce41" table:formula="of:=[.O119]+[.N120]" office:value-type="currency" office:currency="USD" office:value="7940.46628" calcext:value-type="currency">
            <text:p>$7 940,47</text:p>
          </table:table-cell>
          <table:table-cell table:style-name="ce41" table:formula="of:=[.A120]*budgetjour-[.O120]" office:value-type="currency" office:currency="USD" office:value="3483.53372" calcext:value-type="currency">
            <text:p>$3 483,53</text:p>
          </table:table-cell>
          <table:table-cell table:number-columns-repeated="3"/>
          <table:table-cell table:style-name="ce41" table:formula="of:=IF(ISBLANK([.D120]);(180*budgetjour-[.O120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float" office:value="0" calcext:value-type="float">
            <text:p>0</text:p>
          </table:table-cell>
          <table:table-cell table:number-columns-repeated="2"/>
          <table:table-cell table:style-name="ce13" table:formula="of:=[.F120]+[.E121]" office:value-type="float" office:value="4927" calcext:value-type="float">
            <text:p>4927</text:p>
          </table:table-cell>
          <table:table-cell/>
          <table:table-cell table:formula="of:=[.H120]+[.G121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21]+[.L121]+[.M121]" office:value-type="currency" office:currency="USD" office:value="0" calcext:value-type="currency">
            <text:p>$0,00</text:p>
          </table:table-cell>
          <table:table-cell table:style-name="ce41" table:formula="of:=[.O120]+[.N121]" office:value-type="currency" office:currency="USD" office:value="7940.46628" calcext:value-type="currency">
            <text:p>$7 940,47</text:p>
          </table:table-cell>
          <table:table-cell table:style-name="ce41" table:formula="of:=[.A121]*budgetjour-[.O121]" office:value-type="currency" office:currency="USD" office:value="3579.53372" calcext:value-type="currency">
            <text:p>$3 579,53</text:p>
          </table:table-cell>
          <table:table-cell table:number-columns-repeated="3"/>
          <table:table-cell table:style-name="ce41" table:formula="of:=IF(ISBLANK([.D121]);(180*budgetjour-[.O121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float" office:value="0" calcext:value-type="float">
            <text:p>0</text:p>
          </table:table-cell>
          <table:table-cell table:number-columns-repeated="2"/>
          <table:table-cell table:style-name="ce13" table:formula="of:=[.F121]+[.E122]" office:value-type="float" office:value="4927" calcext:value-type="float">
            <text:p>4927</text:p>
          </table:table-cell>
          <table:table-cell/>
          <table:table-cell table:formula="of:=[.H121]+[.G122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22]+[.L122]+[.M122]" office:value-type="currency" office:currency="USD" office:value="0" calcext:value-type="currency">
            <text:p>$0,00</text:p>
          </table:table-cell>
          <table:table-cell table:style-name="ce41" table:formula="of:=[.O121]+[.N122]" office:value-type="currency" office:currency="USD" office:value="7940.46628" calcext:value-type="currency">
            <text:p>$7 940,47</text:p>
          </table:table-cell>
          <table:table-cell table:style-name="ce41" table:formula="of:=[.A122]*budgetjour-[.O122]" office:value-type="currency" office:currency="USD" office:value="3675.53372" calcext:value-type="currency">
            <text:p>$3 675,53</text:p>
          </table:table-cell>
          <table:table-cell table:number-columns-repeated="3"/>
          <table:table-cell table:style-name="ce41" table:formula="of:=IF(ISBLANK([.D122]);(180*budgetjour-[.O122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float" office:value="0" calcext:value-type="float">
            <text:p>0</text:p>
          </table:table-cell>
          <table:table-cell table:number-columns-repeated="2"/>
          <table:table-cell table:style-name="ce13" table:formula="of:=[.F122]+[.E123]" office:value-type="float" office:value="4927" calcext:value-type="float">
            <text:p>4927</text:p>
          </table:table-cell>
          <table:table-cell/>
          <table:table-cell table:formula="of:=[.H122]+[.G123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7940.46628" calcext:value-type="currency">
            <text:p>$7 940,47</text:p>
          </table:table-cell>
          <table:table-cell table:style-name="ce41" table:formula="of:=[.A123]*budgetjour-[.O123]" office:value-type="currency" office:currency="USD" office:value="3771.53372" calcext:value-type="currency">
            <text:p>$3 771,53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4927" calcext:value-type="float">
            <text:p>4927</text:p>
          </table:table-cell>
          <table:table-cell/>
          <table:table-cell table:formula="of:=[.H123]+[.G124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7940.46628" calcext:value-type="currency">
            <text:p>$7 940,47</text:p>
          </table:table-cell>
          <table:table-cell table:style-name="ce41" table:formula="of:=[.A124]*budgetjour-[.O124]" office:value-type="currency" office:currency="USD" office:value="3867.53372" calcext:value-type="currency">
            <text:p>$3 867,53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4927" calcext:value-type="float">
            <text:p>4927</text:p>
          </table:table-cell>
          <table:table-cell/>
          <table:table-cell table:formula="of:=[.H124]+[.G125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7940.46628" calcext:value-type="currency">
            <text:p>$7 940,47</text:p>
          </table:table-cell>
          <table:table-cell table:style-name="ce41" table:formula="of:=[.A125]*budgetjour-[.O125]" office:value-type="currency" office:currency="USD" office:value="3963.53372" calcext:value-type="currency">
            <text:p>$3 963,53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4927" calcext:value-type="float">
            <text:p>4927</text:p>
          </table:table-cell>
          <table:table-cell/>
          <table:table-cell table:formula="of:=[.H125]+[.G126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7940.46628" calcext:value-type="currency">
            <text:p>$7 940,47</text:p>
          </table:table-cell>
          <table:table-cell table:style-name="ce41" table:formula="of:=[.A126]*budgetjour-[.O126]" office:value-type="currency" office:currency="USD" office:value="4059.53372" calcext:value-type="currency">
            <text:p>$4 059,53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4927" calcext:value-type="float">
            <text:p>4927</text:p>
          </table:table-cell>
          <table:table-cell/>
          <table:table-cell table:formula="of:=[.H126]+[.G127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7940.46628" calcext:value-type="currency">
            <text:p>$7 940,47</text:p>
          </table:table-cell>
          <table:table-cell table:style-name="ce41" table:formula="of:=[.A127]*budgetjour-[.O127]" office:value-type="currency" office:currency="USD" office:value="4155.53372" calcext:value-type="currency">
            <text:p>$4 155,53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4927" calcext:value-type="float">
            <text:p>4927</text:p>
          </table:table-cell>
          <table:table-cell/>
          <table:table-cell table:formula="of:=[.H127]+[.G128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7940.46628" calcext:value-type="currency">
            <text:p>$7 940,47</text:p>
          </table:table-cell>
          <table:table-cell table:style-name="ce41" table:formula="of:=[.A128]*budgetjour-[.O128]" office:value-type="currency" office:currency="USD" office:value="4251.53372" calcext:value-type="currency">
            <text:p>$4 251,53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4927" calcext:value-type="float">
            <text:p>4927</text:p>
          </table:table-cell>
          <table:table-cell/>
          <table:table-cell table:formula="of:=[.H128]+[.G129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7940.46628" calcext:value-type="currency">
            <text:p>$7 940,47</text:p>
          </table:table-cell>
          <table:table-cell table:style-name="ce41" table:formula="of:=[.A129]*budgetjour-[.O129]" office:value-type="currency" office:currency="USD" office:value="4347.53372" calcext:value-type="currency">
            <text:p>$4 347,53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4927" calcext:value-type="float">
            <text:p>4927</text:p>
          </table:table-cell>
          <table:table-cell/>
          <table:table-cell table:formula="of:=[.H129]+[.G130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7940.46628" calcext:value-type="currency">
            <text:p>$7 940,47</text:p>
          </table:table-cell>
          <table:table-cell table:style-name="ce41" table:formula="of:=[.A130]*budgetjour-[.O130]" office:value-type="currency" office:currency="USD" office:value="4443.53372" calcext:value-type="currency">
            <text:p>$4 443,53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4927" calcext:value-type="float">
            <text:p>4927</text:p>
          </table:table-cell>
          <table:table-cell/>
          <table:table-cell table:formula="of:=[.H130]+[.G131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7940.46628" calcext:value-type="currency">
            <text:p>$7 940,47</text:p>
          </table:table-cell>
          <table:table-cell table:style-name="ce41" table:formula="of:=[.A131]*budgetjour-[.O131]" office:value-type="currency" office:currency="USD" office:value="4539.53372" calcext:value-type="currency">
            <text:p>$4 539,53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4927" calcext:value-type="float">
            <text:p>4927</text:p>
          </table:table-cell>
          <table:table-cell/>
          <table:table-cell table:formula="of:=[.H131]+[.G132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7940.46628" calcext:value-type="currency">
            <text:p>$7 940,47</text:p>
          </table:table-cell>
          <table:table-cell table:style-name="ce41" table:formula="of:=[.A132]*budgetjour-[.O132]" office:value-type="currency" office:currency="USD" office:value="4635.53372" calcext:value-type="currency">
            <text:p>$4 635,53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4927" calcext:value-type="float">
            <text:p>4927</text:p>
          </table:table-cell>
          <table:table-cell/>
          <table:table-cell table:formula="of:=[.H132]+[.G133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7940.46628" calcext:value-type="currency">
            <text:p>$7 940,47</text:p>
          </table:table-cell>
          <table:table-cell table:style-name="ce41" table:formula="of:=[.A133]*budgetjour-[.O133]" office:value-type="currency" office:currency="USD" office:value="4731.53372" calcext:value-type="currency">
            <text:p>$4 731,53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4927" calcext:value-type="float">
            <text:p>4927</text:p>
          </table:table-cell>
          <table:table-cell/>
          <table:table-cell table:formula="of:=[.H133]+[.G134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7940.46628" calcext:value-type="currency">
            <text:p>$7 940,47</text:p>
          </table:table-cell>
          <table:table-cell table:style-name="ce41" table:formula="of:=[.A134]*budgetjour-[.O134]" office:value-type="currency" office:currency="USD" office:value="4827.53372" calcext:value-type="currency">
            <text:p>$4 827,53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4927" calcext:value-type="float">
            <text:p>4927</text:p>
          </table:table-cell>
          <table:table-cell/>
          <table:table-cell table:formula="of:=[.H134]+[.G135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7940.46628" calcext:value-type="currency">
            <text:p>$7 940,47</text:p>
          </table:table-cell>
          <table:table-cell table:style-name="ce41" table:formula="of:=[.A135]*budgetjour-[.O135]" office:value-type="currency" office:currency="USD" office:value="4923.53372" calcext:value-type="currency">
            <text:p>$4 923,53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4927" calcext:value-type="float">
            <text:p>4927</text:p>
          </table:table-cell>
          <table:table-cell/>
          <table:table-cell table:formula="of:=[.H135]+[.G136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7940.46628" calcext:value-type="currency">
            <text:p>$7 940,47</text:p>
          </table:table-cell>
          <table:table-cell table:style-name="ce41" table:formula="of:=[.A136]*budgetjour-[.O136]" office:value-type="currency" office:currency="USD" office:value="5019.53372" calcext:value-type="currency">
            <text:p>$5 019,53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4927" calcext:value-type="float">
            <text:p>4927</text:p>
          </table:table-cell>
          <table:table-cell/>
          <table:table-cell table:formula="of:=[.H136]+[.G137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7940.46628" calcext:value-type="currency">
            <text:p>$7 940,47</text:p>
          </table:table-cell>
          <table:table-cell table:style-name="ce41" table:formula="of:=[.A137]*budgetjour-[.O137]" office:value-type="currency" office:currency="USD" office:value="5115.53372" calcext:value-type="currency">
            <text:p>$5 115,53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4927" calcext:value-type="float">
            <text:p>4927</text:p>
          </table:table-cell>
          <table:table-cell/>
          <table:table-cell table:formula="of:=[.H137]+[.G138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7940.46628" calcext:value-type="currency">
            <text:p>$7 940,47</text:p>
          </table:table-cell>
          <table:table-cell table:style-name="ce41" table:formula="of:=[.A138]*budgetjour-[.O138]" office:value-type="currency" office:currency="USD" office:value="5211.53372" calcext:value-type="currency">
            <text:p>$5 211,53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4927" calcext:value-type="float">
            <text:p>4927</text:p>
          </table:table-cell>
          <table:table-cell/>
          <table:table-cell table:formula="of:=[.H138]+[.G139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7940.46628" calcext:value-type="currency">
            <text:p>$7 940,47</text:p>
          </table:table-cell>
          <table:table-cell table:style-name="ce41" table:formula="of:=[.A139]*budgetjour-[.O139]" office:value-type="currency" office:currency="USD" office:value="5307.53372" calcext:value-type="currency">
            <text:p>$5 307,53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4927" calcext:value-type="float">
            <text:p>4927</text:p>
          </table:table-cell>
          <table:table-cell/>
          <table:table-cell table:formula="of:=[.H139]+[.G140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7940.46628" calcext:value-type="currency">
            <text:p>$7 940,47</text:p>
          </table:table-cell>
          <table:table-cell table:style-name="ce41" table:formula="of:=[.A140]*budgetjour-[.O140]" office:value-type="currency" office:currency="USD" office:value="5403.53372" calcext:value-type="currency">
            <text:p>$5 403,53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4927" calcext:value-type="float">
            <text:p>4927</text:p>
          </table:table-cell>
          <table:table-cell/>
          <table:table-cell table:formula="of:=[.H140]+[.G141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7940.46628" calcext:value-type="currency">
            <text:p>$7 940,47</text:p>
          </table:table-cell>
          <table:table-cell table:style-name="ce41" table:formula="of:=[.A141]*budgetjour-[.O141]" office:value-type="currency" office:currency="USD" office:value="5499.53372" calcext:value-type="currency">
            <text:p>$5 499,53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4927" calcext:value-type="float">
            <text:p>4927</text:p>
          </table:table-cell>
          <table:table-cell/>
          <table:table-cell table:formula="of:=[.H141]+[.G142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7940.46628" calcext:value-type="currency">
            <text:p>$7 940,47</text:p>
          </table:table-cell>
          <table:table-cell table:style-name="ce41" table:formula="of:=[.A142]*budgetjour-[.O142]" office:value-type="currency" office:currency="USD" office:value="5595.53372" calcext:value-type="currency">
            <text:p>$5 595,53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4927" calcext:value-type="float">
            <text:p>4927</text:p>
          </table:table-cell>
          <table:table-cell/>
          <table:table-cell table:formula="of:=[.H142]+[.G143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7940.46628" calcext:value-type="currency">
            <text:p>$7 940,47</text:p>
          </table:table-cell>
          <table:table-cell table:style-name="ce41" table:formula="of:=[.A143]*budgetjour-[.O143]" office:value-type="currency" office:currency="USD" office:value="5691.53372" calcext:value-type="currency">
            <text:p>$5 691,53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4927" calcext:value-type="float">
            <text:p>4927</text:p>
          </table:table-cell>
          <table:table-cell/>
          <table:table-cell table:formula="of:=[.H143]+[.G144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7940.46628" calcext:value-type="currency">
            <text:p>$7 940,47</text:p>
          </table:table-cell>
          <table:table-cell table:style-name="ce41" table:formula="of:=[.A144]*budgetjour-[.O144]" office:value-type="currency" office:currency="USD" office:value="5787.53372" calcext:value-type="currency">
            <text:p>$5 787,53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4927" calcext:value-type="float">
            <text:p>4927</text:p>
          </table:table-cell>
          <table:table-cell/>
          <table:table-cell table:formula="of:=[.H144]+[.G145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7940.46628" calcext:value-type="currency">
            <text:p>$7 940,47</text:p>
          </table:table-cell>
          <table:table-cell table:style-name="ce41" table:formula="of:=[.A145]*budgetjour-[.O145]" office:value-type="currency" office:currency="USD" office:value="5883.53372" calcext:value-type="currency">
            <text:p>$5 883,53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4927" calcext:value-type="float">
            <text:p>4927</text:p>
          </table:table-cell>
          <table:table-cell/>
          <table:table-cell table:formula="of:=[.H145]+[.G146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7940.46628" calcext:value-type="currency">
            <text:p>$7 940,47</text:p>
          </table:table-cell>
          <table:table-cell table:style-name="ce41" table:formula="of:=[.A146]*budgetjour-[.O146]" office:value-type="currency" office:currency="USD" office:value="5979.53372" calcext:value-type="currency">
            <text:p>$5 979,53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4927" calcext:value-type="float">
            <text:p>4927</text:p>
          </table:table-cell>
          <table:table-cell/>
          <table:table-cell table:formula="of:=[.H146]+[.G147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7940.46628" calcext:value-type="currency">
            <text:p>$7 940,47</text:p>
          </table:table-cell>
          <table:table-cell table:style-name="ce41" table:formula="of:=[.A147]*budgetjour-[.O147]" office:value-type="currency" office:currency="USD" office:value="6075.53372" calcext:value-type="currency">
            <text:p>$6 075,53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4927" calcext:value-type="float">
            <text:p>4927</text:p>
          </table:table-cell>
          <table:table-cell/>
          <table:table-cell table:formula="of:=[.H147]+[.G148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7940.46628" calcext:value-type="currency">
            <text:p>$7 940,47</text:p>
          </table:table-cell>
          <table:table-cell table:style-name="ce41" table:formula="of:=[.A148]*budgetjour-[.O148]" office:value-type="currency" office:currency="USD" office:value="6171.53372" calcext:value-type="currency">
            <text:p>$6 171,53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4927" calcext:value-type="float">
            <text:p>4927</text:p>
          </table:table-cell>
          <table:table-cell/>
          <table:table-cell table:formula="of:=[.H148]+[.G149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7940.46628" calcext:value-type="currency">
            <text:p>$7 940,47</text:p>
          </table:table-cell>
          <table:table-cell table:style-name="ce41" table:formula="of:=[.A149]*budgetjour-[.O149]" office:value-type="currency" office:currency="USD" office:value="6267.53372" calcext:value-type="currency">
            <text:p>$6 267,53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4927" calcext:value-type="float">
            <text:p>4927</text:p>
          </table:table-cell>
          <table:table-cell/>
          <table:table-cell table:formula="of:=[.H149]+[.G150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7940.46628" calcext:value-type="currency">
            <text:p>$7 940,47</text:p>
          </table:table-cell>
          <table:table-cell table:style-name="ce41" table:formula="of:=[.A150]*budgetjour-[.O150]" office:value-type="currency" office:currency="USD" office:value="6363.53372" calcext:value-type="currency">
            <text:p>$6 363,53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4927" calcext:value-type="float">
            <text:p>4927</text:p>
          </table:table-cell>
          <table:table-cell/>
          <table:table-cell table:formula="of:=[.H150]+[.G151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7940.46628" calcext:value-type="currency">
            <text:p>$7 940,47</text:p>
          </table:table-cell>
          <table:table-cell table:style-name="ce41" table:formula="of:=[.A151]*budgetjour-[.O151]" office:value-type="currency" office:currency="USD" office:value="6459.53372" calcext:value-type="currency">
            <text:p>$6 459,53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4927" calcext:value-type="float">
            <text:p>4927</text:p>
          </table:table-cell>
          <table:table-cell/>
          <table:table-cell table:formula="of:=[.H151]+[.G152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7940.46628" calcext:value-type="currency">
            <text:p>$7 940,47</text:p>
          </table:table-cell>
          <table:table-cell table:style-name="ce41" table:formula="of:=[.A152]*budgetjour-[.O152]" office:value-type="currency" office:currency="USD" office:value="6555.53372" calcext:value-type="currency">
            <text:p>$6 555,53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4927" calcext:value-type="float">
            <text:p>4927</text:p>
          </table:table-cell>
          <table:table-cell/>
          <table:table-cell table:formula="of:=[.H152]+[.G153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7940.46628" calcext:value-type="currency">
            <text:p>$7 940,47</text:p>
          </table:table-cell>
          <table:table-cell table:style-name="ce41" table:formula="of:=[.A153]*budgetjour-[.O153]" office:value-type="currency" office:currency="USD" office:value="6651.53372" calcext:value-type="currency">
            <text:p>$6 651,53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4927" calcext:value-type="float">
            <text:p>4927</text:p>
          </table:table-cell>
          <table:table-cell/>
          <table:table-cell table:formula="of:=[.H153]+[.G154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7940.46628" calcext:value-type="currency">
            <text:p>$7 940,47</text:p>
          </table:table-cell>
          <table:table-cell table:style-name="ce41" table:formula="of:=[.A154]*budgetjour-[.O154]" office:value-type="currency" office:currency="USD" office:value="6747.53372" calcext:value-type="currency">
            <text:p>$6 747,53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4927" calcext:value-type="float">
            <text:p>4927</text:p>
          </table:table-cell>
          <table:table-cell/>
          <table:table-cell table:formula="of:=[.H154]+[.G155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7940.46628" calcext:value-type="currency">
            <text:p>$7 940,47</text:p>
          </table:table-cell>
          <table:table-cell table:style-name="ce41" table:formula="of:=[.A155]*budgetjour-[.O155]" office:value-type="currency" office:currency="USD" office:value="6843.53372" calcext:value-type="currency">
            <text:p>$6 843,53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4927" calcext:value-type="float">
            <text:p>4927</text:p>
          </table:table-cell>
          <table:table-cell/>
          <table:table-cell table:formula="of:=[.H155]+[.G156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7940.46628" calcext:value-type="currency">
            <text:p>$7 940,47</text:p>
          </table:table-cell>
          <table:table-cell table:style-name="ce41" table:formula="of:=[.A156]*budgetjour-[.O156]" office:value-type="currency" office:currency="USD" office:value="6939.53372" calcext:value-type="currency">
            <text:p>$6 939,53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4927" calcext:value-type="float">
            <text:p>4927</text:p>
          </table:table-cell>
          <table:table-cell/>
          <table:table-cell table:formula="of:=[.H156]+[.G157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7940.46628" calcext:value-type="currency">
            <text:p>$7 940,47</text:p>
          </table:table-cell>
          <table:table-cell table:style-name="ce41" table:formula="of:=[.A157]*budgetjour-[.O157]" office:value-type="currency" office:currency="USD" office:value="7035.53372" calcext:value-type="currency">
            <text:p>$7 035,53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4927" calcext:value-type="float">
            <text:p>4927</text:p>
          </table:table-cell>
          <table:table-cell/>
          <table:table-cell table:formula="of:=[.H157]+[.G158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7940.46628" calcext:value-type="currency">
            <text:p>$7 940,47</text:p>
          </table:table-cell>
          <table:table-cell table:style-name="ce41" table:formula="of:=[.A158]*budgetjour-[.O158]" office:value-type="currency" office:currency="USD" office:value="7131.53372" calcext:value-type="currency">
            <text:p>$7 131,53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4927" calcext:value-type="float">
            <text:p>4927</text:p>
          </table:table-cell>
          <table:table-cell/>
          <table:table-cell table:formula="of:=[.H158]+[.G159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7940.46628" calcext:value-type="currency">
            <text:p>$7 940,47</text:p>
          </table:table-cell>
          <table:table-cell table:style-name="ce41" table:formula="of:=[.A159]*budgetjour-[.O159]" office:value-type="currency" office:currency="USD" office:value="7227.53372" calcext:value-type="currency">
            <text:p>$7 227,53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4927" calcext:value-type="float">
            <text:p>4927</text:p>
          </table:table-cell>
          <table:table-cell/>
          <table:table-cell table:formula="of:=[.H159]+[.G160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7940.46628" calcext:value-type="currency">
            <text:p>$7 940,47</text:p>
          </table:table-cell>
          <table:table-cell table:style-name="ce41" table:formula="of:=[.A160]*budgetjour-[.O160]" office:value-type="currency" office:currency="USD" office:value="7323.53372" calcext:value-type="currency">
            <text:p>$7 323,53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4927" calcext:value-type="float">
            <text:p>4927</text:p>
          </table:table-cell>
          <table:table-cell/>
          <table:table-cell table:formula="of:=[.H160]+[.G161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7940.46628" calcext:value-type="currency">
            <text:p>$7 940,47</text:p>
          </table:table-cell>
          <table:table-cell table:style-name="ce41" table:formula="of:=[.A161]*budgetjour-[.O161]" office:value-type="currency" office:currency="USD" office:value="7419.53372" calcext:value-type="currency">
            <text:p>$7 419,53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4927" calcext:value-type="float">
            <text:p>4927</text:p>
          </table:table-cell>
          <table:table-cell/>
          <table:table-cell table:formula="of:=[.H161]+[.G162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7940.46628" calcext:value-type="currency">
            <text:p>$7 940,47</text:p>
          </table:table-cell>
          <table:table-cell table:style-name="ce41" table:formula="of:=[.A162]*budgetjour-[.O162]" office:value-type="currency" office:currency="USD" office:value="7515.53372" calcext:value-type="currency">
            <text:p>$7 515,53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4927" calcext:value-type="float">
            <text:p>4927</text:p>
          </table:table-cell>
          <table:table-cell/>
          <table:table-cell table:formula="of:=[.H162]+[.G163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7940.46628" calcext:value-type="currency">
            <text:p>$7 940,47</text:p>
          </table:table-cell>
          <table:table-cell table:style-name="ce41" table:formula="of:=[.A163]*budgetjour-[.O163]" office:value-type="currency" office:currency="USD" office:value="7611.53372" calcext:value-type="currency">
            <text:p>$7 611,53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4927" calcext:value-type="float">
            <text:p>4927</text:p>
          </table:table-cell>
          <table:table-cell/>
          <table:table-cell table:formula="of:=[.H163]+[.G164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7940.46628" calcext:value-type="currency">
            <text:p>$7 940,47</text:p>
          </table:table-cell>
          <table:table-cell table:style-name="ce41" table:formula="of:=[.A164]*budgetjour-[.O164]" office:value-type="currency" office:currency="USD" office:value="7707.53372" calcext:value-type="currency">
            <text:p>$7 707,53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4927" calcext:value-type="float">
            <text:p>4927</text:p>
          </table:table-cell>
          <table:table-cell/>
          <table:table-cell table:formula="of:=[.H164]+[.G165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7940.46628" calcext:value-type="currency">
            <text:p>$7 940,47</text:p>
          </table:table-cell>
          <table:table-cell table:style-name="ce41" table:formula="of:=[.A165]*budgetjour-[.O165]" office:value-type="currency" office:currency="USD" office:value="7803.53372" calcext:value-type="currency">
            <text:p>$7 803,53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4927" calcext:value-type="float">
            <text:p>4927</text:p>
          </table:table-cell>
          <table:table-cell/>
          <table:table-cell table:formula="of:=[.H165]+[.G166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7940.46628" calcext:value-type="currency">
            <text:p>$7 940,47</text:p>
          </table:table-cell>
          <table:table-cell table:style-name="ce41" table:formula="of:=[.A166]*budgetjour-[.O166]" office:value-type="currency" office:currency="USD" office:value="7899.53372" calcext:value-type="currency">
            <text:p>$7 899,53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4927" calcext:value-type="float">
            <text:p>4927</text:p>
          </table:table-cell>
          <table:table-cell/>
          <table:table-cell table:formula="of:=[.H166]+[.G167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7940.46628" calcext:value-type="currency">
            <text:p>$7 940,47</text:p>
          </table:table-cell>
          <table:table-cell table:style-name="ce41" table:formula="of:=[.A167]*budgetjour-[.O167]" office:value-type="currency" office:currency="USD" office:value="7995.53372" calcext:value-type="currency">
            <text:p>$7 995,53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4927" calcext:value-type="float">
            <text:p>4927</text:p>
          </table:table-cell>
          <table:table-cell/>
          <table:table-cell table:formula="of:=[.H167]+[.G168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7940.46628" calcext:value-type="currency">
            <text:p>$7 940,47</text:p>
          </table:table-cell>
          <table:table-cell table:style-name="ce41" table:formula="of:=[.A168]*budgetjour-[.O168]" office:value-type="currency" office:currency="USD" office:value="8091.53372" calcext:value-type="currency">
            <text:p>$8 091,53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4927" calcext:value-type="float">
            <text:p>4927</text:p>
          </table:table-cell>
          <table:table-cell/>
          <table:table-cell table:formula="of:=[.H168]+[.G169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7940.46628" calcext:value-type="currency">
            <text:p>$7 940,47</text:p>
          </table:table-cell>
          <table:table-cell table:style-name="ce41" table:formula="of:=[.A169]*budgetjour-[.O169]" office:value-type="currency" office:currency="USD" office:value="8187.53372" calcext:value-type="currency">
            <text:p>$8 187,53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4927" calcext:value-type="float">
            <text:p>4927</text:p>
          </table:table-cell>
          <table:table-cell/>
          <table:table-cell table:formula="of:=[.H169]+[.G170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7940.46628" calcext:value-type="currency">
            <text:p>$7 940,47</text:p>
          </table:table-cell>
          <table:table-cell table:style-name="ce41" table:formula="of:=[.A170]*budgetjour-[.O170]" office:value-type="currency" office:currency="USD" office:value="8283.53372" calcext:value-type="currency">
            <text:p>$8 283,53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4927" calcext:value-type="float">
            <text:p>4927</text:p>
          </table:table-cell>
          <table:table-cell/>
          <table:table-cell table:formula="of:=[.H170]+[.G171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7940.46628" calcext:value-type="currency">
            <text:p>$7 940,47</text:p>
          </table:table-cell>
          <table:table-cell table:style-name="ce41" table:formula="of:=[.A171]*budgetjour-[.O171]" office:value-type="currency" office:currency="USD" office:value="8379.53372" calcext:value-type="currency">
            <text:p>$8 379,53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4927" calcext:value-type="float">
            <text:p>4927</text:p>
          </table:table-cell>
          <table:table-cell/>
          <table:table-cell table:formula="of:=[.H171]+[.G172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7940.46628" calcext:value-type="currency">
            <text:p>$7 940,47</text:p>
          </table:table-cell>
          <table:table-cell table:style-name="ce41" table:formula="of:=[.A172]*budgetjour-[.O172]" office:value-type="currency" office:currency="USD" office:value="8475.53372" calcext:value-type="currency">
            <text:p>$8 475,53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4927" calcext:value-type="float">
            <text:p>4927</text:p>
          </table:table-cell>
          <table:table-cell/>
          <table:table-cell table:formula="of:=[.H172]+[.G173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7940.46628" calcext:value-type="currency">
            <text:p>$7 940,47</text:p>
          </table:table-cell>
          <table:table-cell table:style-name="ce41" table:formula="of:=[.A173]*budgetjour-[.O173]" office:value-type="currency" office:currency="USD" office:value="8571.53372" calcext:value-type="currency">
            <text:p>$8 571,53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4927" calcext:value-type="float">
            <text:p>4927</text:p>
          </table:table-cell>
          <table:table-cell/>
          <table:table-cell table:formula="of:=[.H173]+[.G174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7940.46628" calcext:value-type="currency">
            <text:p>$7 940,47</text:p>
          </table:table-cell>
          <table:table-cell table:style-name="ce41" table:formula="of:=[.A174]*budgetjour-[.O174]" office:value-type="currency" office:currency="USD" office:value="8667.53372" calcext:value-type="currency">
            <text:p>$8 667,53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4927" calcext:value-type="float">
            <text:p>4927</text:p>
          </table:table-cell>
          <table:table-cell/>
          <table:table-cell table:formula="of:=[.H174]+[.G175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7940.46628" calcext:value-type="currency">
            <text:p>$7 940,47</text:p>
          </table:table-cell>
          <table:table-cell table:style-name="ce41" table:formula="of:=[.A175]*budgetjour-[.O175]" office:value-type="currency" office:currency="USD" office:value="8763.53372" calcext:value-type="currency">
            <text:p>$8 763,53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4927" calcext:value-type="float">
            <text:p>4927</text:p>
          </table:table-cell>
          <table:table-cell/>
          <table:table-cell table:formula="of:=[.H175]+[.G176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7940.46628" calcext:value-type="currency">
            <text:p>$7 940,47</text:p>
          </table:table-cell>
          <table:table-cell table:style-name="ce41" table:formula="of:=[.A176]*budgetjour-[.O176]" office:value-type="currency" office:currency="USD" office:value="8859.53372" calcext:value-type="currency">
            <text:p>$8 859,53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4927" calcext:value-type="float">
            <text:p>4927</text:p>
          </table:table-cell>
          <table:table-cell/>
          <table:table-cell table:formula="of:=[.H176]+[.G177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7940.46628" calcext:value-type="currency">
            <text:p>$7 940,47</text:p>
          </table:table-cell>
          <table:table-cell table:style-name="ce41" table:formula="of:=[.A177]*budgetjour-[.O177]" office:value-type="currency" office:currency="USD" office:value="8955.53372" calcext:value-type="currency">
            <text:p>$8 955,53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4927" calcext:value-type="float">
            <text:p>4927</text:p>
          </table:table-cell>
          <table:table-cell/>
          <table:table-cell table:formula="of:=[.H177]+[.G178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7940.46628" calcext:value-type="currency">
            <text:p>$7 940,47</text:p>
          </table:table-cell>
          <table:table-cell table:style-name="ce41" table:formula="of:=[.A178]*budgetjour-[.O178]" office:value-type="currency" office:currency="USD" office:value="9051.53372" calcext:value-type="currency">
            <text:p>$9 051,53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4927" calcext:value-type="float">
            <text:p>4927</text:p>
          </table:table-cell>
          <table:table-cell/>
          <table:table-cell table:formula="of:=[.H178]+[.G179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7940.46628" calcext:value-type="currency">
            <text:p>$7 940,47</text:p>
          </table:table-cell>
          <table:table-cell table:style-name="ce41" table:formula="of:=[.A179]*budgetjour-[.O179]" office:value-type="currency" office:currency="USD" office:value="9147.53372" calcext:value-type="currency">
            <text:p>$9 147,53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4927" calcext:value-type="float">
            <text:p>4927</text:p>
          </table:table-cell>
          <table:table-cell/>
          <table:table-cell table:formula="of:=[.H179]+[.G180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7940.46628" calcext:value-type="currency">
            <text:p>$7 940,47</text:p>
          </table:table-cell>
          <table:table-cell table:style-name="ce41" table:formula="of:=[.A180]*budgetjour-[.O180]" office:value-type="currency" office:currency="USD" office:value="9243.53372" calcext:value-type="currency">
            <text:p>$9 243,53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4927" calcext:value-type="float">
            <text:p>4927</text:p>
          </table:table-cell>
          <table:table-cell/>
          <table:table-cell table:formula="of:=[.H180]+[.G181]" office:value-type="float" office:value="29366" calcext:value-type="float">
            <text:p>29366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7940.46628" calcext:value-type="currency">
            <text:p>$7 940,47</text:p>
          </table:table-cell>
          <table:table-cell table:style-name="ce41" table:formula="of:=[.A181]*budgetjour-[.O181]" office:value-type="currency" office:currency="USD" office:value="9339.53372" calcext:value-type="currency">
            <text:p>$9 339,53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27.938818082192" calcext:value-type="currency">
            <text:p>$127,94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19:21:45.0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6-30T19:28:21.999000000</dc:date>
    <meta:editing-duration>P128DT4H48M30S</meta:editing-duration>
    <meta:editing-cycles>322</meta:editing-cycles>
    <meta:document-statistic meta:table-count="2" meta:cell-count="2500" meta:object-count="0"/>
  </office:meta>
</office:document-meta>
</file>